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Dash_20_6" draw:marker-start-width="0.152cm" draw:marker-end-width="0.152cm" draw:fill="none" draw:textarea-horizontal-align="justify" draw:textarea-vertical-align="top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152cm" draw:textarea-horizontal-align="center" draw:textarea-vertical-align="middle"/>
    </style:style>
    <style:style style:name="gr6" style:family="graphic" style:parent-style-name="standard">
      <style:graphic-properties draw:marker-start-width="0.152cm" draw:marker-end="Arrow" draw:marker-end-width="0.152cm" draw:textarea-horizontal-align="center" draw:textarea-vertical-align="middle"/>
    </style:style>
    <style:style style:name="gr7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3" draw:layer="layout" svg:width="0.18cm" svg:height="0.188cm" svg:x="6.733cm" svg:y="9.3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11" draw:layer="layout" svg:width="0.18cm" svg:height="0.188cm" svg:x="6.733cm" svg:y="9.4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9" draw:layer="layout" svg:width="0.18cm" svg:height="0.188cm" svg:x="6.733cm" svg:y="8.9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0.18cm" svg:height="0.188cm" svg:x="6.433cm" svg:y="5.8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0.18cm" svg:height="0.188cm" svg:x="6.433cm" svg:y="4.7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24" draw:layer="layout" svg:width="0.18cm" svg:height="0.188cm" svg:x="12.633cm" svg:y="3.7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0.18cm" svg:height="0.188cm" svg:x="6.433cm" svg:y="4.8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15" draw:layer="layout" svg:width="0.257cm" svg:height="0.222cm" svg:x="12.582cm" svg:y="9.9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23" draw:layer="layout" svg:width="0.257cm" svg:height="0.222cm" svg:x="12.983cm" svg:y="9.9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395cm" svg:height="10.771cm" svg:x="7.631cm" svg:y="0.874cm">
          <text:p text:style-name="P2"><text:span text:style-name="T1">glideinWMS comm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26" draw:layer="layout" svg:width="0.18cm" svg:height="0.188cm" svg:x="1.133cm" svg:y="1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27" draw:layer="layout" svg:width="0.18cm" svg:height="0.188cm" svg:x="1.333cm" svg:y="1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28" draw:layer="layout" svg:width="0.18cm" svg:height="0.188cm" svg:x="1.533cm" svg:y="1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8cm" svg:height="0.188cm" svg:x="1.633cm" svg:y="1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8cm" svg:height="0.188cm" svg:x="1.733cm" svg:y="1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20" draw:layer="layout" svg:width="0.18cm" svg:height="0.188cm" svg:x="1.033cm" svg:y="0.9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id="id17" draw:layer="layout" svg:width="4.331cm" svg:height="0.807cm" svg:x="1.032cm" svg:y="0.381cm">
          <text:p text:style-name="P2"><text:span text:style-name="T1">glideinFrontendElement.p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id="id18" draw:layer="layout" svg:width="4.122cm" svg:height="0.807cm" svg:x="2.733cm" svg:y="1.782cm">
          <text:p text:style-name="P2"><text:span text:style-name="T1">glideinFrontendPidLib.p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id="id2" draw:layer="layout" svg:width="4.134cm" svg:height="0.807cm" svg:x="2.477cm" svg:y="5.783cm">
          <text:p text:style-name="P2"><text:span text:style-name="T1">glideinFrontendConfig.p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id="id25" draw:layer="layout" svg:width="3.877cm" svg:height="0.807cm" svg:x="2.734cm" svg:y="4.183cm">
          <text:p text:style-name="P2"><text:span text:style-name="T1">glideinFrontendLib.p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id="id19" draw:layer="layout" svg:width="4.657cm" svg:height="0.807cm" svg:x="2.287cm" svg:y="8.783cm">
          <text:p text:style-name="P2"><text:span text:style-name="T1">glideinFrontendMonitoring.p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id="id14" draw:layer="layout" svg:width="4.588cm" svg:height="0.807cm" svg:x="2.14cm" svg:y="7.283cm">
          <text:p text:style-name="P2"><text:span text:style-name="T1">glideinFrontendInterface.p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id="id16" draw:layer="layout" svg:width="3.498cm" svg:height="0.807cm" svg:x="8.044cm" svg:y="1.684cm">
          <text:p text:style-name="P2"><text:span text:style-name="T1">logSupport.p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id="id3" draw:layer="layout" svg:width="3.498cm" svg:height="0.807cm" svg:x="8.044cm" svg:y="4.584cm">
          <text:p text:style-name="P2"><text:span text:style-name="T1">pubCrypto.p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id="id1" draw:layer="layout" svg:width="3.498cm" svg:height="0.807cm" svg:x="8.045cm" svg:y="5.785cm">
          <text:p text:style-name="P2"><text:span text:style-name="T1">symCrypto.py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.045cm" svg:y1="6.188cm" svg:x2="6.611cm" svg:y2="6.186cm" draw:start-shape="id1" draw:start-glue-point="3" draw:end-shape="id2" svg:d="m8045 6188-1434-2">
          <text:p/>
        </draw:connector>
        <draw:connector draw:style-name="gr6" draw:text-style-name="P3" draw:layer="layout" draw:type="line" svg:x1="8.044cm" svg:y1="4.987cm" svg:x2="6.613cm" svg:y2="5.895cm" draw:start-shape="id3" draw:start-glue-point="3" draw:end-shape="id4" draw:end-glue-point="1" svg:d="m8044 4987-1431 908">
          <text:p/>
        </draw:connector>
        <draw:custom-shape draw:style-name="gr4" draw:text-style-name="P1" draw:id="id5" draw:layer="layout" svg:width="3.498cm" svg:height="0.807cm" svg:x="8.044cm" svg:y="8.084cm">
          <text:p text:style-name="P2"><text:span text:style-name="T1">condorExe.p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id="id7" draw:layer="layout" svg:width="3.498cm" svg:height="0.807cm" svg:x="8.045cm" svg:y="6.885cm">
          <text:p text:style-name="P2"><text:span text:style-name="T1">condorMonitor.py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.044cm" svg:y1="8.487cm" svg:x2="6.523cm" svg:y2="4.989cm" draw:start-shape="id5" draw:start-glue-point="3" draw:end-shape="id6" draw:end-glue-point="2" svg:d="m8044 8487-1521-3498">
          <text:p/>
        </draw:connector>
        <draw:connector draw:style-name="gr5" draw:text-style-name="P3" draw:layer="layout" draw:type="line" svg:x1="8.045cm" svg:y1="7.288cm" svg:x2="6.613cm" svg:y2="4.795cm" draw:start-shape="id7" draw:end-shape="id8" draw:end-glue-point="1" svg:d="m8045 7288-1432-2493">
          <text:p/>
        </draw:connector>
        <draw:custom-shape draw:style-name="gr4" draw:text-style-name="P1" draw:id="id12" draw:layer="layout" svg:width="3.498cm" svg:height="0.807cm" svg:x="8.044cm" svg:y="9.484cm">
          <text:p text:style-name="P2"><text:span text:style-name="T1">xmlFormat.p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id="id10" draw:layer="layout" svg:width="3.498cm" svg:height="0.807cm" svg:x="8.045cm" svg:y="10.585cm">
          <text:p text:style-name="P2"><text:span text:style-name="T1">timeConversion.py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.044cm" svg:y1="8.487cm" svg:x2="6.913cm" svg:y2="8.995cm" draw:start-shape="id5" draw:start-glue-point="3" draw:end-shape="id9" draw:end-glue-point="1" svg:d="m8044 8487-1131 508">
          <text:p/>
        </draw:connector>
        <draw:connector draw:style-name="gr5" draw:text-style-name="P3" draw:layer="layout" draw:type="line" svg:x1="8.045cm" svg:y1="10.988cm" svg:x2="6.823cm" svg:y2="9.589cm" draw:start-shape="id10" draw:start-glue-point="3" draw:end-shape="id11" draw:end-glue-point="2" svg:d="m8045 10988-1222-1399">
          <text:p/>
        </draw:connector>
        <draw:connector draw:style-name="gr5" draw:text-style-name="P3" draw:layer="layout" draw:type="line" svg:x1="8.044cm" svg:y1="9.887cm" svg:x2="6.913cm" svg:y2="9.395cm" draw:start-shape="id12" draw:end-shape="id13" draw:end-glue-point="1" svg:d="m8044 9887-1131-492">
          <text:p/>
        </draw:connector>
        <draw:connector draw:style-name="gr5" draw:text-style-name="P3" draw:layer="layout" draw:type="line" svg:x1="8.045cm" svg:y1="7.288cm" svg:x2="6.728cm" svg:y2="7.686cm" draw:start-shape="id7" draw:start-glue-point="3" draw:end-shape="id14" draw:end-glue-point="1" svg:d="m8045 7288-1317 398">
          <text:p/>
        </draw:connector>
        <draw:connector draw:style-name="gr5" draw:text-style-name="P3" draw:layer="layout" draw:type="line" svg:x1="8.044cm" svg:y1="8.487cm" svg:x2="6.728cm" svg:y2="7.686cm" draw:start-shape="id5" draw:start-glue-point="3" draw:end-shape="id14" draw:end-glue-point="1" svg:d="m8044 8487-1316-801">
          <text:p/>
        </draw:connector>
        <draw:custom-shape draw:style-name="gr4" draw:text-style-name="P1" draw:layer="layout" svg:width="3.498cm" svg:height="0.807cm" svg:x="8.046cm" svg:y="2.886cm">
          <text:p text:style-name="P2"><text:span text:style-name="T1">condorLogParser.py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id="id22" draw:layer="layout" svg:width="2.357cm" svg:height="0.807cm" svg:x="12.58cm" svg:y="6.885cm">
          <text:p text:style-name="P2"><text:span text:style-name="T1">rrdtool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2.71cm" svg:y1="9.987cm" svg:x2="11.542cm" svg:y2="8.487cm" draw:start-shape="id15" draw:start-glue-point="0" draw:end-shape="id5" svg:d="m12710 9987-1168-1500">
          <text:p/>
        </draw:connector>
        <draw:connector draw:style-name="gr6" draw:text-style-name="P3" draw:layer="layout" draw:type="line" svg:x1="8.044cm" svg:y1="2.087cm" svg:x2="5.363cm" svg:y2="0.784cm" draw:start-shape="id16" draw:start-glue-point="3" draw:end-shape="id17" draw:end-glue-point="1" svg:d="m8044 2087-2681-1303">
          <text:p/>
        </draw:connector>
        <draw:connector draw:style-name="gr6" draw:text-style-name="P3" draw:layer="layout" draw:type="line" svg:x1="4.794cm" svg:y1="1.782cm" svg:x2="3.197cm" svg:y2="1.188cm" draw:start-shape="id18" draw:start-glue-point="0" draw:end-shape="id17" draw:end-glue-point="2" svg:d="m4794 1782-1597-594">
          <text:p/>
        </draw:connector>
        <draw:connector draw:style-name="gr6" draw:text-style-name="P3" draw:layer="layout" svg:x1="2.287cm" svg:y1="9.186cm" svg:x2="1.033cm" svg:y2="0.995cm" draw:start-shape="id19" draw:start-glue-point="3" draw:end-shape="id20" draw:end-glue-point="3" svg:d="m2287 9186h-1755v-8191h501">
          <text:p/>
        </draw:connector>
        <draw:custom-shape draw:style-name="gr7" draw:text-style-name="P1" draw:id="id21" draw:layer="layout" svg:width="2.357cm" svg:height="0.807cm" svg:x="12.581cm" svg:y="5.586cm">
          <text:p text:style-name="P2"><text:span text:style-name="T1">M2Crypto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2.581cm" svg:y1="5.989cm" svg:x2="11.543cm" svg:y2="6.188cm" draw:start-shape="id21" draw:end-shape="id1" draw:end-glue-point="1" svg:d="m12581 5989-1038 199">
          <text:p/>
        </draw:connector>
        <draw:connector draw:style-name="gr5" draw:text-style-name="P3" draw:layer="layout" draw:type="line" svg:x1="12.581cm" svg:y1="5.989cm" svg:x2="11.542cm" svg:y2="4.987cm" draw:start-shape="id21" draw:start-glue-point="3" draw:end-shape="id3" svg:d="m12581 5989-1039-1002">
          <text:p/>
        </draw:connector>
        <draw:custom-shape draw:style-name="gr3" draw:text-style-name="P1" draw:layer="layout" svg:width="2.879cm" svg:height="3.606cm" svg:x="12.332cm" svg:y="4.428cm">
          <text:p text:style-name="P2"><text:span text:style-name="T1">External</text:span><text:span text:style-name="T1"><text:line-break/></text:span><text:span text:style-name="T1">python modules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s" draw:line-skew="0cm 3.66cm" svg:x1="13.758cm" svg:y1="7.692cm" svg:x2="6.944cm" svg:y2="9.186cm" draw:start-shape="id22" draw:start-glue-point="2" draw:end-shape="id19" draw:end-glue-point="1" svg:d="m13758 7692v500l-2654 994h-4160">
          <text:p/>
        </draw:connector>
        <draw:custom-shape draw:style-name="gr3" draw:text-style-name="P1" draw:layer="layout" svg:width="2.879cm" svg:height="2.544cm" svg:x="12.333cm" svg:y="8.606cm">
          <text:p text:style-name="P2"><text:span text:style-name="T1">External</text:span><text:span text:style-name="T1"><text:line-break/></text:span><text:span text:style-name="T1">binaries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357cm" svg:height="0.807cm" svg:x="12.581cm" svg:y="9.986cm">
          <text:p text:style-name="P2"><text:span text:style-name="T1">Condor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3.111cm" svg:y1="9.987cm" svg:x2="11.543cm" svg:y2="7.288cm" draw:start-shape="id23" draw:start-glue-point="0" draw:end-shape="id7" draw:end-glue-point="1" svg:d="m13111 9987-1568-2699">
          <text:p/>
        </draw:connector>
        <draw:custom-shape draw:style-name="gr3" draw:text-style-name="P1" draw:layer="layout" svg:width="2.879cm" svg:height="2.303cm" svg:x="12.333cm" svg:y="1.908cm">
          <text:p text:style-name="P2"><text:span text:style-name="T1">Runtime</text:span></text:p>
          <text:p text:style-name="P2"><text:span text:style-name="T1">scripts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2.633cm" svg:y1="3.795cm" svg:x2="6.611cm" svg:y2="4.586cm" draw:start-shape="id24" draw:start-glue-point="3" draw:end-shape="id25" draw:end-glue-point="1" svg:d="m12633 3795-6022 791">
          <text:p/>
        </draw:connector>
        <draw:custom-shape draw:style-name="gr4" draw:text-style-name="P1" draw:layer="layout" svg:width="2.357cm" svg:height="0.821cm" svg:x="12.582cm" svg:y="3.144cm">
          <text:p text:style-name="P2"><text:span text:style-name="T1">job_submit.sh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2.14cm" svg:y1="7.686cm" svg:x2="1.223cm" svg:y2="1.189cm" draw:start-shape="id14" draw:start-glue-point="3" draw:end-shape="id26" draw:end-glue-point="2" svg:d="m2140 7686h-917v-6497">
          <text:p/>
        </draw:connector>
        <draw:connector draw:style-name="gr6" draw:text-style-name="P3" draw:layer="layout" svg:x1="2.477cm" svg:y1="6.186cm" svg:x2="1.423cm" svg:y2="1.189cm" draw:start-shape="id2" draw:start-glue-point="3" draw:end-shape="id27" draw:end-glue-point="2" svg:d="m2477 6186h-1054v-4997">
          <text:p/>
        </draw:connector>
        <draw:connector draw:style-name="gr6" draw:text-style-name="P3" draw:layer="layout" svg:x1="2.734cm" svg:y1="4.586cm" svg:x2="1.623cm" svg:y2="1.189cm" draw:start-shape="id25" draw:start-glue-point="3" draw:end-shape="id28" draw:end-glue-point="2" svg:d="m2734 4586h-1111v-339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Dash_20_6" draw:display-name="Dash 6" draw:style="rect" draw:dots1="1" draw:dots1-length="0.152cm" draw:dots2="1" draw:dots2-length="0.152cm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5.723cm" fo:page-height="12.0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Igor Sfiligoi</meta:initial-creator>
    <meta:creation-date>2008-10-06T16:50:08</meta:creation-date>
    <dc:creator>Parag Mhashilkar</dc:creator>
    <dc:date>2010-02-28T21:16:27.31</dc:date>
    <meta:editing-cycles>4</meta:editing-cycles>
    <meta:editing-duration>PT01H15M05S</meta:editing-duration>
    <meta:document-statistic meta:object-count="58"/>
    <meta:user-defined meta:name="Info 1"/>
    <meta:user-defined meta:name="Info 2"/>
    <meta:user-defined meta:name="Info 3"/>
    <meta:user-defined meta:name="Info 4"/>
  </office:meta>
</office:document-meta>
</file>